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41.38mm"/>
    </style:style>
    <style:style style:name="ro1" style:family="table-row">
      <style:table-row-properties style:row-height="1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table-cell-properties fo:background-color="transparent" fo:wrap-option="wrap" fo:border="0.06pt solid #000000"/>
    </style:style>
    <style:style style:name="ce27" style:family="table-cell" style:parent-style-name="Default" style:data-style-name="N11">
      <style:table-cell-properties fo:background-color="transparent" fo:wrap-option="wrap" fo:border="0.06pt solid #000000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30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byssinica SIL" fo:font-size="8pt" style:font-size-asian="8pt" style:font-size-complex="8pt"/>
    </style:style>
    <style:style style:name="ce15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kaičiavimai" table:style-name="ta1">
        <table:table-column table:style-name="co1" table:default-cell-style-name="ce23"/>
        <table:table-column table:style-name="co2" table:default-cell-style-name="ce1"/>
        <table:table-column table:style-name="co1" table:default-cell-style-name="ce29"/>
        <table:table-column table:style-name="co3" table:default-cell-style-name="ce29"/>
        <table:table-column table:style-name="co4" table:default-cell-style-name="ce29"/>
        <table:table-column table:style-name="co1" table:default-cell-style-name="ce7"/>
        <table:table-row table:style-name="ro1">
          <table:table-cell table:style-name="ce1" office:value-type="string" calcext:value-type="string">
            <text:p>Valstybinio socialinio draudimo fondo biudžetas:</text:p>
          </table:table-cell>
          <table:table-cell office:value-type="string" calcext:value-type="string">
            <text:p>Gavėjų sk. </text:p>
          </table:table-cell>
          <table:table-cell table:style-name="ce1" office:value-type="string" calcext:value-type="string">
            <text:p>Vidutinė pensija eurais</text:p>
          </table:table-cell>
          <table:table-cell table:style-name="ce14" office:value-type="string" calcext:value-type="string">
            <text:p>Mėnesinis biudžetas</text:p>
          </table:table-cell>
          <table:table-cell table:style-name="ce14" office:value-type="string" calcext:value-type="string">
            <text:p>Metinis biudžetas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1. Senatvės</text:p>
          </table:table-cell>
          <table:table-cell office:value-type="float" office:value="611013" calcext:value-type="float">
            <text:p>611013</text:p>
          </table:table-cell>
          <table:table-cell table:style-name="ce1" office:value-type="float" office:value="376.13" calcext:value-type="float">
            <text:p>376.13</text:p>
          </table:table-cell>
          <table:table-cell table:style-name="ce14" table:formula="of:=[.B2]*[.C2]" office:value-type="float" office:value="229820319.69" calcext:value-type="float">
            <text:p>229820319.69</text:p>
          </table:table-cell>
          <table:table-cell table:style-name="ce14" table:formula="of:=[.D2]*12" office:value-type="float" office:value="2757843836.28" calcext:value-type="float">
            <text:p>2757843836.2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2. Išankstinės senatvės </text:p>
          </table:table-cell>
          <table:table-cell office:value-type="float" office:value="5656" calcext:value-type="float">
            <text:p>5656</text:p>
          </table:table-cell>
          <table:table-cell table:style-name="ce1" office:value-type="float" office:value="279.8" calcext:value-type="float">
            <text:p>279.8</text:p>
          </table:table-cell>
          <table:table-cell table:style-name="ce14" table:formula="of:=[.B3]*[.C3]" office:value-type="float" office:value="1582548.8" calcext:value-type="float">
            <text:p>1582548.8</text:p>
          </table:table-cell>
          <table:table-cell table:style-name="ce14" table:formula="of:=[.D3]*12" office:value-type="float" office:value="18990585.6" calcext:value-type="float">
            <text:p>18990585.6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3. Invalidumo</text:p>
          </table:table-cell>
          <table:table-cell office:value-type="float" office:value="34710" calcext:value-type="float">
            <text:p>34710</text:p>
          </table:table-cell>
          <table:table-cell table:style-name="ce1" office:value-type="float" office:value="300.24" calcext:value-type="float">
            <text:p>300.24</text:p>
          </table:table-cell>
          <table:table-cell table:style-name="ce14" table:formula="of:=[.B4]*[.C4]" office:value-type="float" office:value="10421330.4" calcext:value-type="float">
            <text:p>10421330.4</text:p>
          </table:table-cell>
          <table:table-cell table:style-name="ce14" table:formula="of:=[.D4]*12" office:value-type="float" office:value="125055964.8" calcext:value-type="float">
            <text:p>125055964.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4. Netekto darbingumo</text:p>
          </table:table-cell>
          <table:table-cell office:value-type="float" office:value="133290" calcext:value-type="float">
            <text:p>133290</text:p>
          </table:table-cell>
          <table:table-cell table:style-name="ce1" office:value-type="float" office:value="245.37" calcext:value-type="float">
            <text:p>245.37</text:p>
          </table:table-cell>
          <table:table-cell table:style-name="ce14" table:formula="of:=[.B5]*[.C5]" office:value-type="float" office:value="32705367.3" calcext:value-type="float">
            <text:p>32705367.3</text:p>
          </table:table-cell>
          <table:table-cell table:style-name="ce14" table:formula="of:=[.D5]*12" office:value-type="float" office:value="392464407.6" calcext:value-type="float">
            <text:p>392464407.6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5. Našlių ir našlaičių</text:p>
          </table:table-cell>
          <table:table-cell office:value-type="float" office:value="30071" calcext:value-type="float">
            <text:p>30071</text:p>
          </table:table-cell>
          <table:table-cell table:style-name="ce1" office:value-type="float" office:value="140.01" calcext:value-type="float">
            <text:p>140.01</text:p>
          </table:table-cell>
          <table:table-cell table:style-name="ce14" table:formula="of:=[.B6]*[.C6]" office:value-type="float" office:value="4210240.71" calcext:value-type="float">
            <text:p>4210240.71</text:p>
          </table:table-cell>
          <table:table-cell table:style-name="ce14" table:formula="of:=[.D6]*12" office:value-type="float" office:value="50522888.52" calcext:value-type="float">
            <text:p>50522888.52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6. Maitintojo netekimo</text:p>
          </table:table-cell>
          <table:table-cell office:value-type="float" office:value="1204" calcext:value-type="float">
            <text:p>1204</text:p>
          </table:table-cell>
          <table:table-cell table:style-name="ce1" office:value-type="float" office:value="245.31" calcext:value-type="float">
            <text:p>245.31</text:p>
          </table:table-cell>
          <table:table-cell table:style-name="ce14" table:formula="of:=[.B7]*[.C7]" office:value-type="float" office:value="295353.24" calcext:value-type="float">
            <text:p>295353.24</text:p>
          </table:table-cell>
          <table:table-cell table:style-name="ce14" table:formula="of:=[.D7]*12" office:value-type="float" office:value="3544238.88" calcext:value-type="float">
            <text:p>3544238.88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7. Ištarnauto laiko</text:p>
          </table:table-cell>
          <table:table-cell office:value-type="float" office:value="352" calcext:value-type="float">
            <text:p>352</text:p>
          </table:table-cell>
          <table:table-cell table:style-name="ce1" office:value-type="float" office:value="269.77" calcext:value-type="float">
            <text:p>269.77</text:p>
          </table:table-cell>
          <table:table-cell table:style-name="ce14" table:formula="of:=[.B8]*[.C8]" office:value-type="float" office:value="94959.04" calcext:value-type="float">
            <text:p>94959.04</text:p>
          </table:table-cell>
          <table:table-cell table:style-name="ce14" table:formula="of:=[.D8]*12" office:value-type="float" office:value="1139508.48" calcext:value-type="float">
            <text:p>1139508.48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Kompensacijos už ypatingas darbo sąlygas</text:p>
          </table:table-cell>
          <table:table-cell office:value-type="float" office:value="4120" calcext:value-type="float">
            <text:p>4120</text:p>
          </table:table-cell>
          <table:table-cell table:style-name="ce1" office:value-type="float" office:value="246.8" calcext:value-type="float">
            <text:p>246.8</text:p>
          </table:table-cell>
          <table:table-cell table:style-name="ce14" table:formula="of:=[.B9]*[.C9]" office:value-type="float" office:value="1016816" calcext:value-type="float">
            <text:p>1016816</text:p>
          </table:table-cell>
          <table:table-cell table:style-name="ce14" table:formula="of:=[.D9]*12" office:value-type="float" office:value="12201792" calcext:value-type="float">
            <text:p>12201792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Šalpos senatvės pensija</text:p>
          </table:table-cell>
          <table:table-cell office:value-type="float" office:value="8252" calcext:value-type="float">
            <text:p>8252</text:p>
          </table:table-cell>
          <table:table-cell table:style-name="ce1" office:value-type="float" office:value="131.99" calcext:value-type="float">
            <text:p>131.99</text:p>
          </table:table-cell>
          <table:table-cell table:style-name="ce14" table:formula="of:=[.B10]*[.C10]" office:value-type="float" office:value="1089181.48" calcext:value-type="float">
            <text:p>1089181.48</text:p>
          </table:table-cell>
          <table:table-cell table:style-name="ce14" table:formula="of:=[.D10]*12" office:value-type="float" office:value="13070177.76" calcext:value-type="float">
            <text:p>13070177.76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Šalpos neįgalumo pensija</text:p>
          </table:table-cell>
          <table:table-cell office:value-type="float" office:value="44052" calcext:value-type="float">
            <text:p>44052</text:p>
          </table:table-cell>
          <table:table-cell table:style-name="ce1" office:value-type="float" office:value="195.47" calcext:value-type="float">
            <text:p>195.47</text:p>
          </table:table-cell>
          <table:table-cell table:style-name="ce14" table:formula="of:=[.B11]*[.C11]" office:value-type="float" office:value="8610844.44" calcext:value-type="float">
            <text:p>8610844.44</text:p>
          </table:table-cell>
          <table:table-cell table:style-name="ce14" table:formula="of:=[.D11]*12" office:value-type="float" office:value="103330133.28" calcext:value-type="float">
            <text:p>103330133.28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Šalpos našlaičių pensija</text:p>
          </table:table-cell>
          <table:table-cell office:value-type="float" office:value="4719" calcext:value-type="float">
            <text:p>4719</text:p>
          </table:table-cell>
          <table:table-cell table:style-name="ce1" office:value-type="float" office:value="63.66" calcext:value-type="float">
            <text:p>63.66</text:p>
          </table:table-cell>
          <table:table-cell table:style-name="ce14" table:formula="of:=[.B12]*[.C12]" office:value-type="float" office:value="300411.54" calcext:value-type="float">
            <text:p>300411.54</text:p>
          </table:table-cell>
          <table:table-cell table:style-name="ce14" table:formula="of:=[.D12]*12" office:value-type="float" office:value="3604938.48" calcext:value-type="float">
            <text:p>3604938.48</text:p>
          </table:table-cell>
          <table:table-cell table:style-name="Default"/>
        </table:table-row>
        <table:table-row table:style-name="ro5">
          <table:table-cell table:style-name="ce1" office:value-type="string" calcext:value-type="string">
            <text:p>Šalpos kompensacija daugiavaikėms motinoms ir neįgaliųjų slaugytojams</text:p>
          </table:table-cell>
          <table:table-cell office:value-type="float" office:value="2454" calcext:value-type="float">
            <text:p>2454</text:p>
          </table:table-cell>
          <table:table-cell table:style-name="ce1" office:value-type="float" office:value="197.25" calcext:value-type="float">
            <text:p>197.25</text:p>
          </table:table-cell>
          <table:table-cell table:style-name="ce14" table:formula="of:=[.B13]*[.C13]" office:value-type="float" office:value="484051.5" calcext:value-type="float">
            <text:p>484051.5</text:p>
          </table:table-cell>
          <table:table-cell table:style-name="ce14" table:formula="of:=[.D13]*12" office:value-type="float" office:value="5808618" calcext:value-type="float">
            <text:p>5808618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Socialinė pensija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9.75" calcext:value-type="float">
            <text:p>79.75</text:p>
          </table:table-cell>
          <table:table-cell table:style-name="ce14" table:formula="of:=[.B14]*[.C14]" office:value-type="float" office:value="1674.75" calcext:value-type="float">
            <text:p>1674.75</text:p>
          </table:table-cell>
          <table:table-cell table:style-name="ce14" table:formula="of:=[.D14]*12" office:value-type="float" office:value="20097" calcext:value-type="float">
            <text:p>20097</text:p>
          </table:table-cell>
          <table:table-cell table:style-name="Default"/>
        </table:table-row>
        <table:table-row table:style-name="ro2">
          <table:table-cell table:style-name="ce4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uma</text:p>
          </table:table-cell>
          <table:table-cell table:style-name="ce6" table:formula="of:=SUM([.B2:.B14])" office:value-type="float" office:value="879914" calcext:value-type="float">
            <text:p>879914</text:p>
          </table:table-cell>
          <table:table-cell table:style-name="ce6"/>
          <table:table-cell table:style-name="ce6" table:formula="of:=SUM([.D2:.D14])" office:value-type="float" office:value="290633098.89" calcext:value-type="float">
            <text:p>290633098.89</text:p>
          </table:table-cell>
          <table:table-cell table:style-name="ce6" table:formula="of:=SUM([.E2:.E14])" office:value-type="float" office:value="3487597186.68" calcext:value-type="float">
            <text:p>3487597186.68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os</text:p>
          </table:table-cell>
          <table:table-cell table:style-name="ce6" table:number-columns-repeated="2"/>
          <table:table-cell table:style-name="ce6" table:formula="of:=[.B16]*200" office:value-type="float" office:value="175982800" calcext:value-type="float">
            <text:p>175982800</text:p>
          </table:table-cell>
          <table:table-cell table:style-name="ce6"/>
          <table:table-cell table:style-name="Default"/>
        </table:table-row>
        <table:table-row table:style-name="ro2">
          <table:table-cell table:style-name="ce6" office:value-type="string" calcext:value-type="string">
            <text:p>Išmokos vs biudžetas</text:p>
          </table:table-cell>
          <table:table-cell table:style-name="ce6" table:number-columns-repeated="2"/>
          <table:table-cell table:style-name="ce15" table:formula="of:=[.D17]/[.D16]" office:value-type="percentage" office:value="0.605515341067903" calcext:value-type="percentage">
            <text:p>60.6%</text:p>
          </table:table-cell>
          <table:table-cell table:style-name="ce15" table:formula="of:=[.D17]/[.E16]" office:value-type="percentage" office:value="0.0504596117556586" calcext:value-type="percentage">
            <text:p>5.0%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ų kaštai</text:p>
          </table:table-cell>
          <table:table-cell table:style-name="ce6" table:number-columns-repeated="2"/>
          <table:table-cell table:style-name="ce6" table:formula="of:=[.D17]/1000000" office:value-type="float" office:value="175.9828" calcext:value-type="float">
            <text:p>175.9828</text:p>
          </table:table-cell>
          <table:table-cell table:style-name="ce6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23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23"/>
          <table:table-cell office:value-type="float" office:value="607" calcext:value-type="float">
            <text:p>607</text:p>
          </table:table-cell>
          <table:table-cell table:formula="of:=[.C23]" office:value-type="float" office:value="607" calcext:value-type="float">
            <text:p>607</text:p>
          </table:table-cell>
          <table:table-cell table:formula="of:=[.D23]" office:value-type="float" office:value="607" calcext:value-type="float">
            <text:p>607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[.$B24]-0.17*([.C$23]-607)" office:value-type="float" office:value="350" calcext:value-type="float">
            <text:p>350</text:p>
          </table:table-cell>
          <table:table-cell table:formula="of:=[.$B24]-0.17*([.D$23]-607)"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[.$B25]-0.17*([.E$23]-607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23]-SUM([.C24:.C25])" office:value-type="float" office:value="257" calcext:value-type="float">
            <text:p>257</text:p>
          </table:table-cell>
          <table:table-cell table:formula="of:=[.D23]-SUM([.D24:.D25])" office:value-type="float" office:value="257" calcext:value-type="float">
            <text:p>257</text:p>
          </table:table-cell>
          <table:table-cell table:formula="of:=[.E23]-SUM([.E24:.E25])"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27]*[.C$26]" office:value-type="float" office:value="51.4" calcext:value-type="float">
            <text:p>51</text:p>
          </table:table-cell>
          <table:table-cell/>
          <table:table-cell table:formula="of:=[.$B27]*[.E$26]" office:value-type="float" office:value="41.4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28]*[.D$26]" office:value-type="float" office:value="38.55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29]*[.C$23]" office:value-type="float" office:value="42.3686" calcext:value-type="float">
            <text:p>42</text:p>
          </table:table-cell>
          <table:table-cell table:formula="of:=[.$B29]*[.D$23]" office:value-type="float" office:value="42.3686" calcext:value-type="float">
            <text:p>42</text:p>
          </table:table-cell>
          <table:table-cell table:formula="of:=[.$B29]*[.E$23]" office:value-type="float" office:value="42.3686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30]*[.C$23]" office:value-type="float" office:value="75.9964" calcext:value-type="float">
            <text:p>76</text:p>
          </table:table-cell>
          <table:table-cell table:formula="of:=[.$B30]*[.D$23]" office:value-type="float" office:value="75.9964" calcext:value-type="float">
            <text:p>76</text:p>
          </table:table-cell>
          <table:table-cell table:formula="of:=[.$B30]*[.E$23]" office:value-type="float" office:value="75.9964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23]-SUM([.C27:.C30])" office:value-type="float" office:value="437.235" calcext:value-type="float">
            <text:p>437</text:p>
          </table:table-cell>
          <table:table-cell table:formula="of:=[.D23]-SUM([.D27:.D30])" office:value-type="float" office:value="450.085" calcext:value-type="float">
            <text:p>450</text:p>
          </table:table-cell>
          <table:table-cell table:formula="of:=[.E23]-SUM([.E27:.E30])" office:value-type="float" office:value="447.235" calcext:value-type="float">
            <text:p>447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31]-[.C31]" office:value-type="float" office:value="12.85" calcext:value-type="float">
            <text:p>13</text:p>
          </table:table-cell>
          <table:table-cell table:formula="of:=[.E31]-[.C3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5" table:number-columns-repeated="2"/>
          <table:table-cell table:style-name="ce30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23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23"/>
          <table:table-cell office:value-type="float" office:value="1358" calcext:value-type="float">
            <text:p>1358</text:p>
          </table:table-cell>
          <table:table-cell table:formula="of:=[.C35]" office:value-type="float" office:value="1358" calcext:value-type="float">
            <text:p>1358</text:p>
          </table:table-cell>
          <table:table-cell table:formula="of:=[.D35]" office:value-type="float" office:value="1358" calcext:value-type="float">
            <text:p>1358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MAX([.$B36]-0.17*([.C$35]-607);0)" office:value-type="float" office:value="222.33" calcext:value-type="float">
            <text:p>222</text:p>
          </table:table-cell>
          <table:table-cell table:formula="of:=MAX([.$B36]-0.17*([.D$35]-607);0)" office:value-type="float" office:value="222.33" calcext:value-type="float">
            <text:p>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MAX([.$B37]-0.17*([.E$35]-607);0)" office:value-type="float" office:value="272.33" calcext:value-type="float">
            <text:p>272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35]-SUM([.C36:.C37])" office:value-type="float" office:value="1135.67" calcext:value-type="float">
            <text:p>1136</text:p>
          </table:table-cell>
          <table:table-cell table:formula="of:=[.D35]-SUM([.D36:.D37])" office:value-type="float" office:value="1135.67" calcext:value-type="float">
            <text:p>1136</text:p>
          </table:table-cell>
          <table:table-cell table:formula="of:=[.E35]-SUM([.E36:.E37])" office:value-type="float" office:value="1085.67" calcext:value-type="float">
            <text:p>1086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39]*[.C$38]" office:value-type="float" office:value="227.134" calcext:value-type="float">
            <text:p>227</text:p>
          </table:table-cell>
          <table:table-cell/>
          <table:table-cell table:formula="of:=[.$B39]*[.E$38]" office:value-type="float" office:value="217.134" calcext:value-type="float">
            <text:p>217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40]*[.D$38]" office:value-type="float" office:value="170.3505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41]*[.C$35]" office:value-type="float" office:value="94.7884" calcext:value-type="float">
            <text:p>95</text:p>
          </table:table-cell>
          <table:table-cell table:formula="of:=[.$B41]*[.D$35]" office:value-type="float" office:value="94.7884" calcext:value-type="float">
            <text:p>95</text:p>
          </table:table-cell>
          <table:table-cell table:formula="of:=[.$B41]*[.E$35]" office:value-type="float" office:value="94.7884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42]*[.C$35]" office:value-type="float" office:value="170.0216" calcext:value-type="float">
            <text:p>170</text:p>
          </table:table-cell>
          <table:table-cell table:formula="of:=[.$B42]*[.D$35]" office:value-type="float" office:value="170.0216" calcext:value-type="float">
            <text:p>170</text:p>
          </table:table-cell>
          <table:table-cell table:formula="of:=[.$B42]*[.E$35]" office:value-type="float" office:value="170.0216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35]-SUM([.C39:.C42])" office:value-type="float" office:value="866.056" calcext:value-type="float">
            <text:p>866</text:p>
          </table:table-cell>
          <table:table-cell table:formula="of:=[.D35]-SUM([.D39:.D42])" office:value-type="float" office:value="922.8395" calcext:value-type="float">
            <text:p>923</text:p>
          </table:table-cell>
          <table:table-cell table:formula="of:=[.E35]-SUM([.E39:.E42])" office:value-type="float" office:value="876.056" calcext:value-type="float">
            <text:p>876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43]-[.C43]" office:value-type="float" office:value="56.7835" calcext:value-type="float">
            <text:p>57</text:p>
          </table:table-cell>
          <table:table-cell table:formula="of:=[.E43]-[.C43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5" table:number-columns-repeated="2"/>
          <table:table-cell table:style-name="ce30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23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23"/>
          <table:table-cell office:value-type="float" office:value="7999" calcext:value-type="float">
            <text:p>7999</text:p>
          </table:table-cell>
          <table:table-cell table:formula="of:=[.C47]" office:value-type="float" office:value="7999" calcext:value-type="float">
            <text:p>7999</text:p>
          </table:table-cell>
          <table:table-cell table:formula="of:=[.D47]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MAX([.$B48]-0.17*([.C$47]-607);0)" office:value-type="float" office:value="0" calcext:value-type="float">
            <text:p>0</text:p>
          </table:table-cell>
          <table:table-cell table:formula="of:=MAX([.$B48]-0.17*([.D$47]-607);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MAX([.$B49]-0.17*([.E$47]-607)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47]-SUM([.C48:.C49])" office:value-type="float" office:value="7999" calcext:value-type="float">
            <text:p>7999</text:p>
          </table:table-cell>
          <table:table-cell table:formula="of:=[.D47]-SUM([.D48:.D49])" office:value-type="float" office:value="7999" calcext:value-type="float">
            <text:p>7999</text:p>
          </table:table-cell>
          <table:table-cell table:formula="of:=[.E47]-SUM([.E48:.E49])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51]*[.C$50]" office:value-type="float" office:value="1599.8" calcext:value-type="float">
            <text:p>1600</text:p>
          </table:table-cell>
          <table:table-cell/>
          <table:table-cell table:formula="of:=[.$B51]*[.E$50]" office:value-type="float" office:value="1599.8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52]*[.D$50]" office:value-type="float" office:value="1199.85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53]*[.C$47]" office:value-type="float" office:value="558.3302" calcext:value-type="float">
            <text:p>558</text:p>
          </table:table-cell>
          <table:table-cell table:formula="of:=[.$B53]*[.D$47]" office:value-type="float" office:value="558.3302" calcext:value-type="float">
            <text:p>558</text:p>
          </table:table-cell>
          <table:table-cell table:formula="of:=[.$B53]*[.E$47]" office:value-type="float" office:value="558.3302" calcext:value-type="float">
            <text:p>558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54]*[.C$47]" office:value-type="float" office:value="1001.4748" calcext:value-type="float">
            <text:p>1001</text:p>
          </table:table-cell>
          <table:table-cell table:formula="of:=[.$B54]*[.D$47]" office:value-type="float" office:value="1001.4748" calcext:value-type="float">
            <text:p>1001</text:p>
          </table:table-cell>
          <table:table-cell table:formula="of:=[.$B54]*[.E$47]" office:value-type="float" office:value="1001.4748" calcext:value-type="float">
            <text:p>1001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47]-SUM([.C51:.C54])" office:value-type="float" office:value="4839.395" calcext:value-type="float">
            <text:p>4839</text:p>
          </table:table-cell>
          <table:table-cell table:formula="of:=[.D47]-SUM([.D51:.D54])" office:value-type="float" office:value="5239.345" calcext:value-type="float">
            <text:p>5239</text:p>
          </table:table-cell>
          <table:table-cell table:formula="of:=[.E47]-SUM([.E51:.E54])" office:value-type="float" office:value="4839.395" calcext:value-type="float">
            <text:p>4839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55]-[.C55]" office:value-type="float" office:value="399.950000000001" calcext:value-type="float">
            <text:p>400</text:p>
          </table:table-cell>
          <table:table-cell table:formula="of:=[.E55]-[.C55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table:style-name="ce7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0:51:33.129163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3T10:55:03.366073835</dc:date>
    <meta:editing-duration>PT10M4S</meta:editing-duration>
    <meta:editing-cycles>2</meta:editing-cycles>
    <meta:generator>LibreOffice/6.4.3.2$Linux_X86_64 LibreOffice_project/40$Build-2</meta:generator>
    <meta:document-statistic meta:table-count="1" meta:cell-count="213" meta:object-count="0"/>
  </office:meta>
</office:document-meta>
</file>